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20020A0D532.png" manifest:media-type="image/png"/>
  <manifest:file-entry manifest:full-path="Pictures/10000000000004B0000004B0ABFFBC29.png" manifest:media-type="image/png"/>
  <manifest:file-entry manifest:full-path="Pictures/10000000000004B0000004B07F40ECF5.png" manifest:media-type="image/png"/>
  <manifest:file-entry manifest:full-path="Pictures/10000000000004B0000004B09B75F035.png" manifest:media-type="image/png"/>
  <manifest:file-entry manifest:full-path="Pictures/10000000000004B0000004B0004253EA.png" manifest:media-type="image/png"/>
  <manifest:file-entry manifest:full-path="Pictures/10000000000004B0000004B0BA9873F2.png" manifest:media-type="image/png"/>
  <manifest:file-entry manifest:full-path="Pictures/10000000000004B0000004B025493131.png" manifest:media-type="image/png"/>
  <manifest:file-entry manifest:full-path="Pictures/10000000000004B0000004B04C405BDC.png" manifest:media-type="image/png"/>
  <manifest:file-entry manifest:full-path="Pictures/10000000000004B0000004B044F65433.png" manifest:media-type="image/png"/>
  <manifest:file-entry manifest:full-path="Pictures/10000000000004B0000004B0D2C7B2A6.png" manifest:media-type="image/png"/>
  <manifest:file-entry manifest:full-path="Pictures/10000000000004B0000004B025E46E1B.png" manifest:media-type="image/png"/>
  <manifest:file-entry manifest:full-path="Pictures/10000000000004B0000004B0426F4493.png" manifest:media-type="image/png"/>
  <manifest:file-entry manifest:full-path="Pictures/10000000000004B0000004B091C6EFCF.png" manifest:media-type="image/png"/>
  <manifest:file-entry manifest:full-path="Pictures/10000000000004B0000004B046AC3F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903in" table:align="margins"/>
    </style:style>
    <style:style style:name="Table1.A" style:family="table-column">
      <style:table-column-properties style:column-width="3.5451in" style:rel-column-width="32767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08d2d7" officeooo:paragraph-rsid="0008d2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Image1" text:anchor-type="char" svg:x="0.0992in" svg:y="0in" svg:width="3.3465in" svg:height="3.3465in" draw:z-index="2"><draw:image xlink:href="Pictures/10000000000004B0000004B0426F4493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3" draw:name="Image2" text:anchor-type="char" svg:width="3.3465in" svg:height="3.3465in" draw:z-index="1"><draw:image xlink:href="Pictures/10000000000004B0000004B09B75F035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3" draw:name="Image3" text:anchor-type="char" svg:width="3.3465in" svg:height="3.3465in" draw:z-index="4"><draw:image xlink:href="Pictures/10000000000004B0000004B07F40ECF5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3" draw:name="Image4" text:anchor-type="char" svg:width="3.3465in" svg:height="3.3465in" draw:z-index="3"><draw:image xlink:href="Pictures/10000000000004B0000004B0004253EA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4" draw:name="Image5" text:anchor-type="char" svg:width="3.3465in" svg:height="3.3465in" draw:z-index="0"><draw:image xlink:href="Pictures/10000000000004B0000004B0ABFFBC29.png" xlink:type="simple" xlink:show="embed" xlink:actuate="onLoad" draw:mime-type="image/png"/></draw:frame></text:p>
          </table:table-cell>
          <table:table-cell table:style-name="Table1.A1" office:value-type="string">
            <text:p text:style-name="P1"><draw:frame draw:style-name="fr2" draw:name="Image6" text:anchor-type="char" svg:width="3.5453in" svg:height="3.5453in" draw:z-index="5"><draw:image xlink:href="Pictures/10000000000004B0000004B044F65433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<draw:frame draw:style-name="fr2" draw:name="Image7" text:anchor-type="char" svg:width="3.5453in" svg:height="3.5453in" draw:z-index="6"><draw:image xlink:href="Pictures/10000000000004B0000004B091C6EFCF.png" xlink:type="simple" xlink:show="embed" xlink:actuate="onLoad" draw:mime-type="image/png"/></draw:frame></text:p>
          </table:table-cell>
          <table:table-cell table:style-name="Table1.A1" office:value-type="string">
            <text:p text:style-name="P1"><draw:frame draw:style-name="fr2" draw:name="Image8" text:anchor-type="char" svg:width="3.5453in" svg:height="3.5453in" draw:z-index="7"><draw:image xlink:href="Pictures/10000000000004B0000004B025493131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2" draw:name="Image9" text:anchor-type="char" svg:width="3.5453in" svg:height="3.5453in" draw:z-index="8"><draw:image xlink:href="Pictures/10000000000004B0000004B0BA9873F2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10" text:anchor-type="char" svg:width="3.5453in" svg:height="3.5453in" draw:z-index="9"><draw:image xlink:href="Pictures/10000000000004B0000004B04C405BDC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P1"><draw:frame draw:style-name="fr2" draw:name="Image11" text:anchor-type="char" svg:width="3.5453in" svg:height="3.5453in" draw:z-index="11"><draw:image xlink:href="Pictures/10000000000004B0000004B0D2C7B2A6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12" text:anchor-type="char" svg:width="3.5453in" svg:height="3.5453in" draw:z-index="10"><draw:image xlink:href="Pictures/10000000000004B0000004B025E46E1B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P1"><draw:frame draw:style-name="fr2" draw:name="Image13" text:anchor-type="char" svg:width="3.5453in" svg:height="3.5453in" draw:z-index="12"><draw:image xlink:href="Pictures/10000000000004B0000004B046AC3F2C.png" xlink:type="simple" xlink:show="embed" xlink:actuate="onLoad" draw:mime-type="image/png"/></draw:frame><draw:frame draw:style-name="fr1" draw:name="Image14" text:anchor-type="char" svg:x="4.4335in" svg:y="1.0138in" svg:width="1.7063in" svg:height="1.7063in" draw:z-index="13"><draw:image xlink:href="Pictures/10000001000002000000020020A0D532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15in" fo:margin-bottom="0.2299in" fo:margin-left="0.6299in" fo:margin-right="0.5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1:10:27.984699757</meta:creation-date>
    <dc:date>2024-08-07T11:28:02.049264691</dc:date>
    <meta:editing-duration>PT17M37S</meta:editing-duration>
    <meta:editing-cycles>1</meta:editing-cycles>
    <meta:document-statistic meta:table-count="1" meta:image-count="14" meta:object-count="0" meta:page-count="3" meta:paragraph-count="0" meta:word-count="0" meta:character-count="0" meta:non-whitespace-character-count="0"/>
    <meta:generator>LibreOffice/24.2.5.2$Linux_X86_64 LibreOffice_project/d6e8b0f3fc6e8af2b00cf4969fd0d2fa45b9a62e</meta:generator>
  </office:meta>
</office:document-meta>
</file>